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0.436cm" svg:y="5.572cm">
            <draw:object draw:notify-on-update-of-ranges="Лист1.A2:Лист1.A8 Лист1.B1:Лист1.B1 Лист1.B2:Лист1.B8 Лист1.C1:Лист1.C1 Лист1.C2:Лист1.C8 Лист1.D1:Лист1.D1 Лист1.D2:Лист1.D8 Лист1.E1:Лист1.E1 Лист1.E2:Лист1.E8 Лист1.F1:Лист1.F1 Лист1.F2:Лист1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935cm" svg:y="5.322cm">
            <draw:object draw:notify-on-update-of-ranges="Лист1.H2:Лист1.H8 Лист1.I1:Лист1.I1 Лист1.I2:Лист1.I8 Лист1.J1:Лист1.J1 Лист1.J2:Лист1.J8 Лист1.K1:Лист1.K1 Лист1.K2:Лист1.K8 Лист1.L1:Лист1.L1 Лист1.L2:Лист1.L8 Лист1.M1:Лист1.M1 Лист1.M2:Лист1.M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ПД</text:p>
          </table:table-cell>
          <table:table-cell office:value-type="string">
            <text:p>ПД OMP</text:p>
          </table:table-cell>
          <table:table-cell office:value-type="string">
            <text:p>ЭР</text:p>
          </table:table-cell>
          <table:table-cell office:value-type="string">
            <text:p>ЭР OMP</text:p>
          </table:table-cell>
          <table:table-cell office:value-type="string">
            <text:p>Cмесь</text:p>
          </table:table-cell>
          <table:table-cell table:number-columns-repeated="2"/>
          <table:table-cell office:value-type="string">
            <text:p>ПД</text:p>
          </table:table-cell>
          <table:table-cell office:value-type="string">
            <text:p>ПД OMP</text:p>
          </table:table-cell>
          <table:table-cell office:value-type="string">
            <text:p>ЭР</text:p>
          </table:table-cell>
          <table:table-cell office:value-type="string">
            <text:p>ЭР OMP</text:p>
          </table:table-cell>
          <table:table-cell office:value-type="string">
            <text:p>Cмесь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44">
            <text:p>23544</text:p>
          </table:table-cell>
          <table:table-cell office:value-type="float" office:value="867968">
            <text:p>867968</text:p>
          </table:table-cell>
          <table:table-cell office:value-type="float" office:value="6256">
            <text:p>6256</text:p>
          </table:table-cell>
          <table:table-cell office:value-type="float" office:value="314264">
            <text:p>314264</text:p>
          </table:table-cell>
          <table:table-cell office:value-type="float" office:value="1804830">
            <text:p>1804830</text:p>
          </table:table-cell>
          <table:table-cell/>
          <table:table-cell office:value-type="float" office:value="10">
            <text:p>10</text:p>
          </table:table-cell>
          <table:table-cell table:formula="of:=LOG([.B2])" office:value-type="float" office:value="4.37188024909155">
            <text:p>4,3718802491</text:p>
          </table:table-cell>
          <table:table-cell table:formula="of:=LOG([.C2])" office:value-type="float" office:value="5.93850371402488">
            <text:p>5,938503714</text:p>
          </table:table-cell>
          <table:table-cell table:formula="of:=LOG([.D2])" office:value-type="float" office:value="3.79629674005179">
            <text:p>3,7962967401</text:p>
          </table:table-cell>
          <table:table-cell table:formula="of:=LOG([.E2])" office:value-type="float" office:value="5.49729463397077">
            <text:p>5,497294634</text:p>
          </table:table-cell>
          <table:table-cell table:formula="of:=LOG([.F2])" office:value-type="float" office:value="6.25643630123397">
            <text:p>6,256436301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836">
            <text:p>15836</text:p>
          </table:table-cell>
          <table:table-cell office:value-type="float" office:value="167892">
            <text:p>167892</text:p>
          </table:table-cell>
          <table:table-cell office:value-type="float" office:value="6696">
            <text:p>6696</text:p>
          </table:table-cell>
          <table:table-cell office:value-type="float" office:value="5001692">
            <text:p>5001692</text:p>
          </table:table-cell>
          <table:table-cell office:value-type="float" office:value="824481">
            <text:p>824481</text:p>
          </table:table-cell>
          <table:table-cell/>
          <table:table-cell office:value-type="float" office:value="100">
            <text:p>100</text:p>
          </table:table-cell>
          <table:table-cell table:formula="of:=LOG([.B3])" office:value-type="float" office:value="4.19964549308017">
            <text:p>4,1996454931</text:p>
          </table:table-cell>
          <table:table-cell table:formula="of:=LOG([.C3])" office:value-type="float" office:value="5.22503000263817">
            <text:p>5,2250300026</text:p>
          </table:table-cell>
          <table:table-cell table:formula="of:=LOG([.D3])" office:value-type="float" office:value="3.8258154449852">
            <text:p>3,825815445</text:p>
          </table:table-cell>
          <table:table-cell table:formula="of:=LOG([.E3])" office:value-type="float" office:value="6.69911694472778">
            <text:p>6,6991169447</text:p>
          </table:table-cell>
          <table:table-cell table:formula="of:=LOG([.F3])" office:value-type="float" office:value="5.91618065186625">
            <text:p>5,916180651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580">
            <text:p>100580</text:p>
          </table:table-cell>
          <table:table-cell office:value-type="float" office:value="259892">
            <text:p>259892</text:p>
          </table:table-cell>
          <table:table-cell office:value-type="float" office:value="26000">
            <text:p>26000</text:p>
          </table:table-cell>
          <table:table-cell office:value-type="float" office:value="59864">
            <text:p>59864</text:p>
          </table:table-cell>
          <table:table-cell office:value-type="float" office:value="575610">
            <text:p>575610</text:p>
          </table:table-cell>
          <table:table-cell/>
          <table:table-cell office:value-type="float" office:value="1000">
            <text:p>1000</text:p>
          </table:table-cell>
          <table:table-cell table:formula="of:=LOG([.B4])" office:value-type="float" office:value="5.00251163128491">
            <text:p>5,0025116313</text:p>
          </table:table-cell>
          <table:table-cell table:formula="of:=LOG([.C4])" office:value-type="float" office:value="5.41479291124657">
            <text:p>5,4147929112</text:p>
          </table:table-cell>
          <table:table-cell table:formula="of:=LOG([.D4])" office:value-type="float" office:value="4.41497334797082">
            <text:p>4,414973348</text:p>
          </table:table-cell>
          <table:table-cell table:formula="of:=LOG([.E4])" office:value-type="float" office:value="4.77716573221498">
            <text:p>4,7771657322</text:p>
          </table:table-cell>
          <table:table-cell table:formula="of:=LOG([.F4])" office:value-type="float" office:value="5.76012833027342">
            <text:p>5,760128330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00612">
            <text:p>1100612</text:p>
          </table:table-cell>
          <table:table-cell office:value-type="float" office:value="3159577">
            <text:p>3159577</text:p>
          </table:table-cell>
          <table:table-cell office:value-type="float" office:value="180600">
            <text:p>180600</text:p>
          </table:table-cell>
          <table:table-cell office:value-type="float" office:value="248512">
            <text:p>248512</text:p>
          </table:table-cell>
          <table:table-cell office:value-type="float" office:value="2505288">
            <text:p>2505288</text:p>
          </table:table-cell>
          <table:table-cell/>
          <table:table-cell office:value-type="float" office:value="10000">
            <text:p>10000</text:p>
          </table:table-cell>
          <table:table-cell table:formula="of:=LOG([.B5])" office:value-type="float" office:value="6.04163424362448">
            <text:p>6,0416342436</text:p>
          </table:table-cell>
          <table:table-cell table:formula="of:=LOG([.C5])" office:value-type="float" office:value="6.49962894373787">
            <text:p>6,4996289437</text:p>
          </table:table-cell>
          <table:table-cell table:formula="of:=LOG([.D5])" office:value-type="float" office:value="5.25671774597749">
            <text:p>5,256717746</text:p>
          </table:table-cell>
          <table:table-cell table:formula="of:=LOG([.E5])" office:value-type="float" office:value="5.39534736452993">
            <text:p>5,3953473645</text:p>
          </table:table-cell>
          <table:table-cell table:formula="of:=LOG([.F5])" office:value-type="float" office:value="6.3988576581958">
            <text:p>6,398857658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5890624">
            <text:p>15890624</text:p>
          </table:table-cell>
          <table:table-cell office:value-type="float" office:value="26761596">
            <text:p>26761596</text:p>
          </table:table-cell>
          <table:table-cell office:value-type="float" office:value="1778824">
            <text:p>1778824</text:p>
          </table:table-cell>
          <table:table-cell office:value-type="float" office:value="1979056">
            <text:p>1979056</text:p>
          </table:table-cell>
          <table:table-cell office:value-type="float" office:value="16255284">
            <text:p>16255284</text:p>
          </table:table-cell>
          <table:table-cell/>
          <table:table-cell office:value-type="float" office:value="100000">
            <text:p>100000</text:p>
          </table:table-cell>
          <table:table-cell table:formula="of:=LOG([.B6])" office:value-type="float" office:value="7.20114095160862">
            <text:p>7,2011409516</text:p>
          </table:table-cell>
          <table:table-cell table:formula="of:=LOG([.C6])" office:value-type="float" office:value="7.42751201019161">
            <text:p>7,4275120102</text:p>
          </table:table-cell>
          <table:table-cell table:formula="of:=LOG([.D6])" office:value-type="float" office:value="6.2501329803436">
            <text:p>6,2501329803</text:p>
          </table:table-cell>
          <table:table-cell table:formula="of:=LOG([.E6])" office:value-type="float" office:value="6.29645808331549">
            <text:p>6,2964580833</text:p>
          </table:table-cell>
          <table:table-cell table:formula="of:=LOG([.F6])" office:value-type="float" office:value="7.21099456156241">
            <text:p>7,2109945616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31511867">
            <text:p>231511867</text:p>
          </table:table-cell>
          <table:table-cell office:value-type="float" office:value="574582258">
            <text:p>574582258</text:p>
          </table:table-cell>
          <table:table-cell office:value-type="float" office:value="19103824">
            <text:p>19103824</text:p>
          </table:table-cell>
          <table:table-cell office:value-type="float" office:value="16695324">
            <text:p>16695324</text:p>
          </table:table-cell>
          <table:table-cell office:value-type="float" office:value="182726089">
            <text:p>182726089</text:p>
          </table:table-cell>
          <table:table-cell/>
          <table:table-cell office:value-type="float" office:value="1000000">
            <text:p>1000000</text:p>
          </table:table-cell>
          <table:table-cell table:formula="of:=LOG([.B7])" office:value-type="float" office:value="8.36457325730009">
            <text:p>8,3645732573</text:p>
          </table:table-cell>
          <table:table-cell table:formula="of:=LOG([.C7])" office:value-type="float" office:value="8.75935221168089">
            <text:p>8,7593522117</text:p>
          </table:table-cell>
          <table:table-cell table:formula="of:=LOG([.D7])" office:value-type="float" office:value="7.2811203083929">
            <text:p>7,2811203084</text:p>
          </table:table-cell>
          <table:table-cell table:formula="of:=LOG([.E7])" office:value-type="float" office:value="7.22259485166513">
            <text:p>7,2225948517</text:p>
          </table:table-cell>
          <table:table-cell table:formula="of:=LOG([.F7])" office:value-type="float" office:value="8.26180055884596">
            <text:p>8,261800558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4365458604">
            <text:p>4365458604</text:p>
          </table:table-cell>
          <table:table-cell office:value-type="float" office:value="12900852556">
            <text:p>12900852556</text:p>
          </table:table-cell>
          <table:table-cell office:value-type="float" office:value="204030856">
            <text:p>204030856</text:p>
          </table:table-cell>
          <table:table-cell office:value-type="float" office:value="141938344">
            <text:p>141938344</text:p>
          </table:table-cell>
          <table:table-cell office:value-type="float" office:value="3429699960">
            <text:p>3429699960</text:p>
          </table:table-cell>
          <table:table-cell/>
          <table:table-cell office:value-type="float" office:value="10000000">
            <text:p>10000000</text:p>
          </table:table-cell>
          <table:table-cell table:formula="of:=LOG([.B8])" office:value-type="float" office:value="9.64002987432442">
            <text:p>9,6400298743</text:p>
          </table:table-cell>
          <table:table-cell table:formula="of:=LOG([.C8])" office:value-type="float" office:value="10.1106184117048">
            <text:p>10,1106184117</text:p>
          </table:table-cell>
          <table:table-cell table:formula="of:=LOG([.D8])" office:value-type="float" office:value="8.30969585162778">
            <text:p>8,3096958516</text:p>
          </table:table-cell>
          <table:table-cell table:formula="of:=LOG([.E8])" office:value-type="float" office:value="8.15209973399236">
            <text:p>8,152099734</text:p>
          </table:table-cell>
          <table:table-cell table:formula="of:=LOG([.F8])" office:value-type="float" office:value="9.53525612837631">
            <text:p>9,5352561284</text:p>
          </table:table-cell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.00.0000</text:date>, <text:time style:data-style-name="N2" text:time-value="0000-00-00T15:20: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7:42</meta:creation-date>
    <meta:generator>LibreOffice/4.0.2.2$Linux_X86_64 LibreOffice_project/400m0$Build-2</meta:generator>
    <dc:date>2013-12-15T16:03:04</dc:date>
    <meta:editing-duration>PT12M13S</meta:editing-duration>
    <meta:editing-cycles>3</meta:editing-cycles>
    <meta:document-statistic meta:table-count="1" meta:cell-count="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Результаты</text:p>
        </chart:title>
        <chart:legend chart:legend-position="end" svg:x="13.28cm" svg:y="3.205cm" style:legend-expansion="high" chart:style-name="ch3"/>
        <chart:plot-area chart:style-name="ch4" table:cell-range-address="Лист1.A1:Лист1.F8" chart:data-source-has-labels="both" svg:x="0.77cm" svg:y="1.635cm" svg:width="11.87cm" svg:height="6.765cm">
          <chartooo:coordinate-region svg:x="3.058cm" svg:y="1.835cm" svg:width="8.839cm" svg:height="5.918cm"/>
          <chart:axis chart:dimension="x" chart:name="primary-x" chart:style-name="ch5" chartooo:axis-type="auto">
            <chartooo:date-scale/>
            <chart:categories table:cell-range-address="Лист1.A2:Лист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8" chart:label-cell-address="Лист1.B1:Лист1.B1" chart:class="chart:line">
            <chart:data-point chart:repeated="7"/>
          </chart:series>
          <chart:series chart:style-name="ch8" chart:values-cell-range-address="Лист1.C2:Лист1.C8" chart:label-cell-address="Лист1.C1:Лист1.C1" chart:class="chart:line">
            <chart:data-point chart:repeated="7"/>
          </chart:series>
          <chart:series chart:style-name="ch9" chart:values-cell-range-address="Лист1.D2:Лист1.D8" chart:label-cell-address="Лист1.D1:Лист1.D1" chart:class="chart:line">
            <chart:data-point chart:repeated="7"/>
          </chart:series>
          <chart:series chart:style-name="ch10" chart:values-cell-range-address="Лист1.E2:Лист1.E8" chart:label-cell-address="Лист1.E1:Лист1.E1" chart:class="chart:line">
            <chart:data-point chart:repeated="7"/>
          </chart:series>
          <chart:series chart:style-name="ch11" chart:values-cell-range-address="Лист1.F2:Лист1.F8" chart:label-cell-address="Лист1.F1:Лист1.F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Д</text:p>
                <draw:g>
                  <svg:desc>Лист1.B1:Лист1.B1</svg:desc>
                </draw:g>
              </table:table-cell>
              <table:table-cell office:value-type="string">
                <text:p>ПД OMP</text:p>
                <draw:g>
                  <svg:desc>Лист1.C1:Лист1.C1</svg:desc>
                </draw:g>
              </table:table-cell>
              <table:table-cell office:value-type="string">
                <text:p>ЭР</text:p>
                <draw:g>
                  <svg:desc>Лист1.D1:Лист1.D1</svg:desc>
                </draw:g>
              </table:table-cell>
              <table:table-cell office:value-type="string">
                <text:p>ЭР OMP</text:p>
                <draw:g>
                  <svg:desc>Лист1.E1:Лист1.E1</svg:desc>
                </draw:g>
              </table:table-cell>
              <table:table-cell office:value-type="string">
                <text:p>Cмесь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A2:Лист1.A8</svg:desc>
                </draw:g>
              </table:table-cell>
              <table:table-cell office:value-type="float" office:value="23544">
                <text:p>23544</text:p>
                <draw:g>
                  <svg:desc>Лист1.B2:Лист1.B8</svg:desc>
                </draw:g>
              </table:table-cell>
              <table:table-cell office:value-type="float" office:value="867968">
                <text:p>867968</text:p>
                <draw:g>
                  <svg:desc>Лист1.C2:Лист1.C8</svg:desc>
                </draw:g>
              </table:table-cell>
              <table:table-cell office:value-type="float" office:value="6256">
                <text:p>6256</text:p>
                <draw:g>
                  <svg:desc>Лист1.D2:Лист1.D8</svg:desc>
                </draw:g>
              </table:table-cell>
              <table:table-cell office:value-type="float" office:value="314264">
                <text:p>314264</text:p>
                <draw:g>
                  <svg:desc>Лист1.E2:Лист1.E8</svg:desc>
                </draw:g>
              </table:table-cell>
              <table:table-cell office:value-type="float" office:value="1804830">
                <text:p>1804830</text:p>
                <draw:g>
                  <svg:desc>Лист1.F2:Лист1.F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836">
                <text:p>15836</text:p>
              </table:table-cell>
              <table:table-cell office:value-type="float" office:value="167892">
                <text:p>167892</text:p>
              </table:table-cell>
              <table:table-cell office:value-type="float" office:value="6696">
                <text:p>6696</text:p>
              </table:table-cell>
              <table:table-cell office:value-type="float" office:value="5001692">
                <text:p>5001692</text:p>
              </table:table-cell>
              <table:table-cell office:value-type="float" office:value="824481">
                <text:p>8244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580">
                <text:p>100580</text:p>
              </table:table-cell>
              <table:table-cell office:value-type="float" office:value="259892">
                <text:p>259892</text:p>
              </table:table-cell>
              <table:table-cell office:value-type="float" office:value="26000">
                <text:p>26000</text:p>
              </table:table-cell>
              <table:table-cell office:value-type="float" office:value="59864">
                <text:p>59864</text:p>
              </table:table-cell>
              <table:table-cell office:value-type="float" office:value="575610">
                <text:p>57561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00612">
                <text:p>1100612</text:p>
              </table:table-cell>
              <table:table-cell office:value-type="float" office:value="3159577">
                <text:p>3159577</text:p>
              </table:table-cell>
              <table:table-cell office:value-type="float" office:value="180600">
                <text:p>180600</text:p>
              </table:table-cell>
              <table:table-cell office:value-type="float" office:value="248512">
                <text:p>248512</text:p>
              </table:table-cell>
              <table:table-cell office:value-type="float" office:value="2505288">
                <text:p>250528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890624">
                <text:p>15890624</text:p>
              </table:table-cell>
              <table:table-cell office:value-type="float" office:value="26761596">
                <text:p>26761596</text:p>
              </table:table-cell>
              <table:table-cell office:value-type="float" office:value="1778824">
                <text:p>1778824</text:p>
              </table:table-cell>
              <table:table-cell office:value-type="float" office:value="1979056">
                <text:p>1979056</text:p>
              </table:table-cell>
              <table:table-cell office:value-type="float" office:value="16255284">
                <text:p>1625528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1511867">
                <text:p>231511867</text:p>
              </table:table-cell>
              <table:table-cell office:value-type="float" office:value="574582258">
                <text:p>574582258</text:p>
              </table:table-cell>
              <table:table-cell office:value-type="float" office:value="19103824">
                <text:p>19103824</text:p>
              </table:table-cell>
              <table:table-cell office:value-type="float" office:value="16695324">
                <text:p>16695324</text:p>
              </table:table-cell>
              <table:table-cell office:value-type="float" office:value="182726089">
                <text:p>18272608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365458604">
                <text:p>4365458604</text:p>
              </table:table-cell>
              <table:table-cell office:value-type="float" office:value="12900852556">
                <text:p>12900852556</text:p>
              </table:table-cell>
              <table:table-cell office:value-type="float" office:value="204030856">
                <text:p>204030856</text:p>
              </table:table-cell>
              <table:table-cell office:value-type="float" office:value="141938344">
                <text:p>141938344</text:p>
              </table:table-cell>
              <table:table-cell office:value-type="float" office:value="3429699960">
                <text:p>34296999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205cm" style:legend-expansion="high" chart:style-name="ch2"/>
        <chart:plot-area chart:style-name="ch3" table:cell-range-address="Лист1.H1:Лист1.M8" chart:data-source-has-labels="both" svg:x="0.77cm" svg:y="0.855cm" svg:width="11.87cm" svg:height="7.545cm">
          <chartooo:coordinate-region svg:x="1.391cm" svg:y="1.054cm" svg:width="10.506cm" svg:height="6.699cm"/>
          <chart:axis chart:dimension="x" chart:name="primary-x" chart:style-name="ch4" chartooo:axis-type="auto">
            <chartooo:date-scale/>
            <chart:categories table:cell-range-address="Лист1.H2:Лист1.H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I2:Лист1.I8" chart:label-cell-address="Лист1.I1:Лист1.I1" chart:class="chart:line">
            <chart:data-point chart:repeated="7"/>
          </chart:series>
          <chart:series chart:style-name="ch7" chart:values-cell-range-address="Лист1.J2:Лист1.J8" chart:label-cell-address="Лист1.J1:Лист1.J1" chart:class="chart:line">
            <chart:data-point chart:repeated="7"/>
          </chart:series>
          <chart:series chart:style-name="ch8" chart:values-cell-range-address="Лист1.K2:Лист1.K8" chart:label-cell-address="Лист1.K1:Лист1.K1" chart:class="chart:line">
            <chart:data-point chart:repeated="7"/>
          </chart:series>
          <chart:series chart:style-name="ch9" chart:values-cell-range-address="Лист1.L2:Лист1.L8" chart:label-cell-address="Лист1.L1:Лист1.L1" chart:class="chart:line">
            <chart:data-point chart:repeated="7"/>
          </chart:series>
          <chart:series chart:style-name="ch10" chart:values-cell-range-address="Лист1.M2:Лист1.M8" chart:label-cell-address="Лист1.M1:Лист1.M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Д</text:p>
                <draw:g>
                  <svg:desc>Лист1.I1:Лист1.I1</svg:desc>
                </draw:g>
              </table:table-cell>
              <table:table-cell office:value-type="string">
                <text:p>ПД OMP</text:p>
                <draw:g>
                  <svg:desc>Лист1.J1:Лист1.J1</svg:desc>
                </draw:g>
              </table:table-cell>
              <table:table-cell office:value-type="string">
                <text:p>ЭР</text:p>
                <draw:g>
                  <svg:desc>Лист1.K1:Лист1.K1</svg:desc>
                </draw:g>
              </table:table-cell>
              <table:table-cell office:value-type="string">
                <text:p>ЭР OMP</text:p>
                <draw:g>
                  <svg:desc>Лист1.L1:Лист1.L1</svg:desc>
                </draw:g>
              </table:table-cell>
              <table:table-cell office:value-type="string">
                <text:p>Cмесь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H2:Лист1.H8</svg:desc>
                </draw:g>
              </table:table-cell>
              <table:table-cell office:value-type="float" office:value="4.37188024909155">
                <text:p>4.37188024909155</text:p>
                <draw:g>
                  <svg:desc>Лист1.I2:Лист1.I8</svg:desc>
                </draw:g>
              </table:table-cell>
              <table:table-cell office:value-type="float" office:value="5.93850371402488">
                <text:p>5.93850371402488</text:p>
                <draw:g>
                  <svg:desc>Лист1.J2:Лист1.J8</svg:desc>
                </draw:g>
              </table:table-cell>
              <table:table-cell office:value-type="float" office:value="3.79629674005179">
                <text:p>3.79629674005179</text:p>
                <draw:g>
                  <svg:desc>Лист1.K2:Лист1.K8</svg:desc>
                </draw:g>
              </table:table-cell>
              <table:table-cell office:value-type="float" office:value="5.49729463397077">
                <text:p>5.49729463397077</text:p>
                <draw:g>
                  <svg:desc>Лист1.L2:Лист1.L8</svg:desc>
                </draw:g>
              </table:table-cell>
              <table:table-cell office:value-type="float" office:value="6.25643630123397">
                <text:p>6.25643630123397</text:p>
                <draw:g>
                  <svg:desc>Лист1.M2:Лист1.M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19964549308017">
                <text:p>4.19964549308017</text:p>
              </table:table-cell>
              <table:table-cell office:value-type="float" office:value="5.22503000263817">
                <text:p>5.22503000263817</text:p>
              </table:table-cell>
              <table:table-cell office:value-type="float" office:value="3.8258154449852">
                <text:p>3.8258154449852</text:p>
              </table:table-cell>
              <table:table-cell office:value-type="float" office:value="6.69911694472778">
                <text:p>6.69911694472778</text:p>
              </table:table-cell>
              <table:table-cell office:value-type="float" office:value="5.91618065186625">
                <text:p>5.916180651866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00251163128491">
                <text:p>5.00251163128491</text:p>
              </table:table-cell>
              <table:table-cell office:value-type="float" office:value="5.41479291124657">
                <text:p>5.41479291124657</text:p>
              </table:table-cell>
              <table:table-cell office:value-type="float" office:value="4.41497334797082">
                <text:p>4.41497334797082</text:p>
              </table:table-cell>
              <table:table-cell office:value-type="float" office:value="4.77716573221498">
                <text:p>4.77716573221498</text:p>
              </table:table-cell>
              <table:table-cell office:value-type="float" office:value="5.76012833027342">
                <text:p>5.760128330273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.04163424362448">
                <text:p>6.04163424362448</text:p>
              </table:table-cell>
              <table:table-cell office:value-type="float" office:value="6.49962894373787">
                <text:p>6.49962894373787</text:p>
              </table:table-cell>
              <table:table-cell office:value-type="float" office:value="5.25671774597749">
                <text:p>5.25671774597749</text:p>
              </table:table-cell>
              <table:table-cell office:value-type="float" office:value="5.39534736452993">
                <text:p>5.39534736452993</text:p>
              </table:table-cell>
              <table:table-cell office:value-type="float" office:value="6.3988576581958">
                <text:p>6.398857658195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20114095160862">
                <text:p>7.20114095160862</text:p>
              </table:table-cell>
              <table:table-cell office:value-type="float" office:value="7.42751201019161">
                <text:p>7.42751201019161</text:p>
              </table:table-cell>
              <table:table-cell office:value-type="float" office:value="6.2501329803436">
                <text:p>6.2501329803436</text:p>
              </table:table-cell>
              <table:table-cell office:value-type="float" office:value="6.29645808331549">
                <text:p>6.29645808331549</text:p>
              </table:table-cell>
              <table:table-cell office:value-type="float" office:value="7.21099456156241">
                <text:p>7.2109945615624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.36457325730009">
                <text:p>8.36457325730009</text:p>
              </table:table-cell>
              <table:table-cell office:value-type="float" office:value="8.75935221168089">
                <text:p>8.75935221168089</text:p>
              </table:table-cell>
              <table:table-cell office:value-type="float" office:value="7.2811203083929">
                <text:p>7.2811203083929</text:p>
              </table:table-cell>
              <table:table-cell office:value-type="float" office:value="7.22259485166513">
                <text:p>7.22259485166513</text:p>
              </table:table-cell>
              <table:table-cell office:value-type="float" office:value="8.26180055884596">
                <text:p>8.261800558845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.64002987432442">
                <text:p>9.64002987432442</text:p>
              </table:table-cell>
              <table:table-cell office:value-type="float" office:value="10.1106184117048">
                <text:p>10.1106184117048</text:p>
              </table:table-cell>
              <table:table-cell office:value-type="float" office:value="8.30969585162778">
                <text:p>8.30969585162778</text:p>
              </table:table-cell>
              <table:table-cell office:value-type="float" office:value="8.15209973399236">
                <text:p>8.15209973399236</text:p>
              </table:table-cell>
              <table:table-cell office:value-type="float" office:value="9.53525612837631">
                <text:p>9.53525612837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